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Arial" fo:font-weight="bold" officeooo:paragraph-rsid="0017732f" style:font-weight-asian="bold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Arial" fo:font-weight="bold" officeooo:rsid="0017732f" officeooo:paragraph-rsid="0017732f" style:font-weight-asian="bold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Arial" fo:font-weight="normal" officeooo:paragraph-rsid="0017732f" style:font-weight-asian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Arial" fo:font-weight="normal" officeooo:rsid="0017732f" officeooo:paragraph-rsid="0017732f" style:font-weight-asian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" officeooo:paragraph-rsid="0017732f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17732f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17732f"/>
    </style:style>
    <style:style style:name="T1" style:family="text">
      <style:text-properties fo:font-weight="normal" officeooo:rsid="0017732f" style:font-weight-asian="normal" style:font-weight-complex="normal"/>
    </style:style>
    <style:style style:name="T2" style:family="text">
      <style:text-properties officeooo:rsid="0017732f"/>
    </style:style>
    <style:style style:name="T3" style:family="text">
      <style:text-properties style:font-name="Arial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fo:font-weight="normal" style:font-weight-asian="normal" style:font-weight-complex="normal"/>
    </style:style>
    <style:style style:name="T6" style:family="text">
      <style:text-properties style:font-name="Arial" fo:font-weight="normal" officeooo:rsid="0017732f" style:font-weight-asian="normal" style:font-weight-complex="normal"/>
    </style:style>
    <style:style style:name="T7" style:family="text">
      <style:text-properties fo:font-weight="bold" officeooo:rsid="0017732f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1 - Quais processos devem ser inseridos em um projeto arquitetural?<text:line-break/></text:span><text:span text:style-name="T3">Um projeto arquitetural deve incluir processos que abordem o planejamento da estrutura e organização do sistema, definir os componentes e como eles interagem entre si </text:span></text:p>
      <text:p text:style-name="P4">O processo de projetar a arquitetura inclui, dentre outros: <text:line-break/>A validação do modelo de arquitetura contra o modelo essencial, <text:line-break/>A determinação do tráfego em rede e tamanho</text:p>
      <text:p text:style-name="P1"><text:line-break/>2 - Quais são os objetivos de um projeto arquitetural?</text:p>
      <text:p text:style-name="P3">Os objetivos de um projeto arquitetural são garantir que o sistema atenda às suas funcionalidades, que seja escalável, flexível e seguro.</text:p>
      <text:p text:style-name="P1"><text:line-break/>3 - Em que consiste a arquitetura modelo cliente x servidor?</text:p>
      <text:p text:style-name="P3"><text:span text:style-name="T2">Esta arquitetura</text:span> divide as funções de um sistema em duas partes: o cliente, que solicita os serviços, e o servidor, que responde a essas solicitações.</text:p>
      <text:p text:style-name="P1"><text:line-break/>4 - As camadas de hardware cliente x servidor se classificam em 2, 3 e n camadas. Explique o que difere cada uma delas.</text:p>
      <text:p text:style-name="P2"/>
      <text:p text:style-name="P5"><text:span text:style-name="T7">2 camadas:</text:span><text:span text:style-name="T1"> servidor e cliente. </text:span>O cliente é responsável pela interface do usuário e pela lógica da aplicação, enquanto o servidor lida com o armazenamento de dados. <text:line-break/></text:p>
      <text:p text:style-name="P5"><text:span text:style-name="T7">3 camadas:</text:span><text:span text:style-name="T1"> Servidor central, servidor local da aplicação e cliente-servidor. </text:span>O sistema é dividido entre a interface do usuário (cliente), a lógica da aplicação (servidor de aplicação) e o armazenamento de dados (servidor de banco de dados). </text:p>
      <text:p text:style-name="P4"/>
      <text:p text:style-name="P5"><text:span text:style-name="T7">n camadas:</text:span><text:span text:style-name="T1"> Vários servidores. </text:span>É uma extensão do modelo de 3 camadas, onde várias camadas de serviços podem ser adicionadas entre o cliente e o servidor, como serviços de middleware, serviços de autenticação, entre outros. </text:p>
      <text:p text:style-name="P1"><text:line-break/>5 - Quais são as camadas de software Cliente x servidor?</text:p>
      <text:p text:style-name="P4">Interface do usuário, lógica de aplicação e gestão de dados.</text:p>
      <text:p text:style-name="P1"><text:line-break/>6 - O que significa o termo “Cliente pesado x Servidor pesado” ? </text:p>
      <text:p text:style-name="P1"/>
      <text:p text:style-name="P7"><text:span text:style-name="Strong_20_Emphasis"><text:span text:style-name="T5">Cliente pesado</text:span></text:span><text:span text:style-name="T5">: O termo cliente pesado indica que a camada de lógica do negócio é<text:line-break/>colocada principalmente na máquina cliente e o servidor é dedicado ao acesso, distribuição e armazenamento de dados, respondendo a requisições de clientes.</text:span></text:p>
      <text:p text:style-name="P7"><text:span text:style-name="T5"><text:line-break/></text:span><text:span text:style-name="Strong_20_Emphasis"><text:span text:style-name="T5">Servidor pesado</text:span></text:span><text:span text:style-name="T5">:</text:span><text:span text:style-name="T3"> O termo servidor pesado descreve uma alocação de responsabilidades na qual o cliente é limitado à apresentação da interface e edição mínima, enquanto a maior parte da lógica de negócio e a imposição de regras são executadas no servidor central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3:32:59.673000000</meta:creation-date>
    <dc:date>2024-10-03T15:18:31.369000000</dc:date>
    <meta:editing-duration>PT1H45M32S</meta:editing-duration>
    <meta:editing-cycles>1</meta:editing-cycles>
    <meta:document-statistic meta:table-count="0" meta:image-count="0" meta:object-count="0" meta:page-count="1" meta:paragraph-count="15" meta:word-count="366" meta:character-count="2237" meta:non-whitespace-character-count="1872"/>
    <meta:generator>LibreOffice/7.6.4.1$Windows_X86_64 LibreOffice_project/e19e193f88cd6c0525a17fb7a176ed8e6a3e2aa1</meta:generator>
  </office:meta>
</office:document-meta>
</file>